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66cc"/>
    </style:style>
    <style:style style:name="ce3" style:family="table-cell" style:parent-style-name="Default">
      <style:table-cell-properties fo:background-color="#00ae00"/>
    </style:style>
    <style:style style:name="ce4" style:family="table-cell" style:parent-style-name="Default">
      <style:table-cell-properties fo:background-color="#33cc66"/>
    </style:style>
    <style:style style:name="ce5" style:family="table-cell" style:parent-style-name="Default">
      <style:table-cell-properties fo:background-color="#3deb3d"/>
    </style:style>
    <style:style style:name="ce6" style:family="table-cell" style:parent-style-name="Default">
      <style:table-cell-properties fo:background-color="#23ff23"/>
    </style:style>
    <style:style style:name="ce7" style:family="table-cell" style:parent-style-name="Default">
      <style:table-cell-properties fo:background-color="#00dcff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entences</text:p>
          </table:table-cell>
          <table:table-cell table:style-name="ce2" office:value-type="string" calcext:value-type="string">
            <text:p>Annotator1</text:p>
          </table:table-cell>
          <table:table-cell table:style-name="ce2" table:number-columns-repeated="3"/>
          <table:table-cell table:style-name="ce7" office:value-type="string" calcext:value-type="string">
            <text:p>Annotator2</text:p>
          </table:table-cell>
          <table:table-cell table:style-name="ce7" table:number-columns-repeated="3"/>
          <table:table-cell table:style-name="ce9" office:value-type="string" calcext:value-type="string">
            <text:p>Annotator3</text:p>
          </table:table-cell>
          <table:table-cell table:style-name="ce9" table:number-columns-repeated="3"/>
        </table:table-row>
        <table:table-row table:style-name="ro1">
          <table:table-cell/>
          <table:table-cell table:style-name="ce3" office:value-type="string" calcext:value-type="string">
            <text:p>Qa</text:p>
          </table:table-cell>
          <table:table-cell table:style-name="ce4" office:value-type="string" calcext:value-type="string">
            <text:p>Qb</text:p>
          </table:table-cell>
          <table:table-cell table:style-name="ce5" office:value-type="string" calcext:value-type="string">
            <text:p>Qc</text:p>
          </table:table-cell>
          <table:table-cell table:style-name="ce6" office:value-type="string" calcext:value-type="string">
            <text:p>Qd</text:p>
          </table:table-cell>
          <table:table-cell table:style-name="ce3" office:value-type="string" calcext:value-type="string">
            <text:p>Qa</text:p>
          </table:table-cell>
          <table:table-cell table:style-name="ce4" office:value-type="string" calcext:value-type="string">
            <text:p>Qb</text:p>
          </table:table-cell>
          <table:table-cell table:style-name="ce5" office:value-type="string" calcext:value-type="string">
            <text:p>Qc</text:p>
          </table:table-cell>
          <table:table-cell table:style-name="ce6" office:value-type="string" calcext:value-type="string">
            <text:p>Qd</text:p>
          </table:table-cell>
          <table:table-cell table:style-name="ce3" office:value-type="string" calcext:value-type="string">
            <text:p>Qa</text:p>
          </table:table-cell>
          <table:table-cell table:style-name="ce4" office:value-type="string" calcext:value-type="string">
            <text:p>Qb</text:p>
          </table:table-cell>
          <table:table-cell table:style-name="ce5" office:value-type="string" calcext:value-type="string">
            <text:p>Qc</text:p>
          </table:table-cell>
          <table:table-cell table:style-name="ce6" office:value-type="string" calcext:value-type="string">
            <text:p>Q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3:.B72])/70" office:value-type="float" office:value="4.78571428571429" calcext:value-type="float">
            <text:p>4.78571428571429</text:p>
          </table:table-cell>
          <table:table-cell table:formula="of:=SUM([.C3:.C72])/70" office:value-type="float" office:value="4.94285714285714" calcext:value-type="float">
            <text:p>4.94285714285714</text:p>
          </table:table-cell>
          <table:table-cell table:formula="of:=SUM([.D3:.D72])/70" office:value-type="float" office:value="0.942857142857143" calcext:value-type="float">
            <text:p>0.942857142857143</text:p>
          </table:table-cell>
          <table:table-cell table:formula="of:=SUM([.E3:.E72])/70" office:value-type="float" office:value="0.914285714285714" calcext:value-type="float">
            <text:p>0.914285714285714</text:p>
          </table:table-cell>
          <table:table-cell table:formula="of:=SUM([.F3:.F72])/70" office:value-type="float" office:value="4.51428571428571" calcext:value-type="float">
            <text:p>4.51428571428571</text:p>
          </table:table-cell>
          <table:table-cell table:formula="of:=SUM([.G3:.G72])/70" office:value-type="float" office:value="4.67142857142857" calcext:value-type="float">
            <text:p>4.67142857142857</text:p>
          </table:table-cell>
          <table:table-cell table:formula="of:=SUM([.H3:.H72])/70" office:value-type="float" office:value="0.314285714285714" calcext:value-type="float">
            <text:p>0.314285714285714</text:p>
          </table:table-cell>
          <table:table-cell table:formula="of:=SUM([.I3:.I72])/70" office:value-type="float" office:value="0.314285714285714" calcext:value-type="float">
            <text:p>0.314285714285714</text:p>
          </table:table-cell>
          <table:table-cell table:formula="of:=SUM([.J3:.J72])/70" office:value-type="float" office:value="4.12857142857143" calcext:value-type="float">
            <text:p>4.12857142857143</text:p>
          </table:table-cell>
          <table:table-cell table:formula="of:=SUM([.K3:.K72])/70" office:value-type="float" office:value="4.62857142857143" calcext:value-type="float">
            <text:p>4.62857142857143</text:p>
          </table:table-cell>
          <table:table-cell table:formula="of:=SUM([.L3:.L72])/70" office:value-type="float" office:value="0.0428571428571429" calcext:value-type="float">
            <text:p>0.042857142857143</text:p>
          </table:table-cell>
          <table:table-cell table:formula="of:=SUM([.M3:.M72])/70" office:value-type="float" office:value="-0.0142857142857143" calcext:value-type="float">
            <text:p>-0.01428571428571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([.B73]+[.F73]+[.J73])/3" office:value-type="float" office:value="4.47619047619048" calcext:value-type="float">
            <text:p>4.47619047619048</text:p>
          </table:table-cell>
          <table:table-cell table:formula="of:=([.C73]+[.G73]+[.K73])/3" office:value-type="float" office:value="4.74761904761905" calcext:value-type="float">
            <text:p>4.74761904761905</text:p>
          </table:table-cell>
          <table:table-cell table:formula="of:=([.D73]+[.H73]+[.L73])/3" office:value-type="float" office:value="0.433333333333333" calcext:value-type="float">
            <text:p>0.433333333333333</text:p>
          </table:table-cell>
          <table:table-cell table:formula="of:=([.E73]+[.I73]+[.M73])/3" office:value-type="float" office:value="0.404761904761905" calcext:value-type="float">
            <text:p>0.404761904761905</text:p>
          </table:table-cell>
          <table:table-cell table:number-columns-repeated="2"/>
          <table:table-cell office:value-type="string" calcext:value-type="string">
            <text:p>HSplit1</text:p>
          </table:table-cell>
          <table:table-cell office:value-type="float" office:value="4.27619047619048" calcext:value-type="float">
            <text:p>4.27619047619048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.333333333333333" calcext:value-type="float">
            <text:p>0.33333333333333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HSplit2</text:p>
          </table:table-cell>
          <table:table-cell office:value-type="float" office:value="4.29047619047619" calcext:value-type="float">
            <text:p>4.29047619047619</text:p>
          </table:table-cell>
          <table:table-cell office:value-type="float" office:value="4.6047619047619" calcext:value-type="float">
            <text:p>4.6047619047619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261904761904762" calcext:value-type="float">
            <text:p>0.26190476190476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HSplit3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4.76190476190476" calcext:value-type="float">
            <text:p>4.76190476190476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504761904761905" calcext:value-type="float">
            <text:p>0.50476190476190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HSplit4</text:p>
          </table:table-cell>
          <table:table-cell office:value-type="float" office:value="4.47619047619048" calcext:value-type="float">
            <text:p>4.47619047619048</text:p>
          </table:table-cell>
          <table:table-cell office:value-type="float" office:value="4.74761904761905" calcext:value-type="float">
            <text:p>4.74761904761905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404761904761905" calcext:value-type="float">
            <text:p>0.404761904761905</text:p>
          </table:table-cell>
        </table:table-row>
        <table:table-row table:style-name="ro1">
          <table:table-cell table:number-columns-repeated="8"/>
          <table:table-cell table:style-name="ce8" office:value-type="string" calcext:value-type="string">
            <text:p>Total Average</text:p>
          </table:table-cell>
          <table:table-cell table:style-name="ce8" table:formula="of:=SUM([.J77:.J80])/4" office:value-type="float" office:value="4.42738095238095" calcext:value-type="float">
            <text:p>4.42738095238095</text:p>
          </table:table-cell>
          <table:table-cell table:style-name="ce8" table:formula="of:=SUM([.K77:.K80])/4" office:value-type="float" office:value="4.70357142857143" calcext:value-type="float">
            <text:p>4.70357142857143</text:p>
          </table:table-cell>
          <table:table-cell table:style-name="ce8" table:formula="of:=SUM([.L77:.L80])/4" office:value-type="float" office:value="0.383333333333333" calcext:value-type="float">
            <text:p>0.383333333333333</text:p>
          </table:table-cell>
          <table:table-cell table:style-name="ce8" table:formula="of:=SUM([.M77:.M80])/4" office:value-type="float" office:value="0.376190476190476" calcext:value-type="float">
            <text:p>0.376190476190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3:29:38.746584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4:19:42.248326363</meta:creation-date>
    <meta:generator>LibreOffice/6.1.0.3$Linux_X86_64 LibreOffice_project/10$Build-3</meta:generator>
    <dc:date>2019-03-14T13:30:40.210466542</dc:date>
    <meta:editing-duration>PT3H27M13S</meta:editing-duration>
    <meta:editing-cycles>29</meta:editing-cycles>
    <meta:document-statistic meta:table-count="1" meta:cell-count="976" meta:object-count="0"/>
  </office:meta>
</office:document-meta>
</file>